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2">
      <style:table-cell-properties fo:border="thin solid #000000"/>
    </style:style>
    <style:style style:name="ce8" style:family="table-cell" style:parent-style-name="Default" style:data-style-name="N3">
      <style:table-cell-properties fo:border="thin solid #000000" fo:background-color="#DDDDDD"/>
    </style:style>
    <style:style style:name="ce9" style:family="table-cell" style:parent-style-name="Default" style:data-style-name="N2">
      <style:table-cell-properties fo:border="thin solid #000000" fo:background-color="#CFE7F5"/>
    </style:style>
    <style:style style:name="ce10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DDD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y02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011" table:default-cell-style-name="ce1"/>
        <table:table-column table:style-name="co6" table:number-columns-repeated="15361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1" svg:x="3.47916666666667in" svg:y="0in" svg:width="1.07291666666667in" svg:height="0.71875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3" table:number-rows-spanned="1" table:style-name="ce12">
            <text:p>Concurrent</text:p>
          </table:table-cell>
          <table:covered-table-cell table:number-columns-repeated="2"/>
          <table:table-cell table:style-name="ce14"/>
          <table:table-cell table:style-name="ce15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2" svg:x="3.13541666666667in" svg:y="0.03125in" svg:width="1.07291666666667in" svg:height="0.71875in">
              <dc:creator>Allan Berrocal</dc:creator>
              <text:p><text:span text:style-name="T1">Serial</text:span></text:p>
            </office:annotation>
            <text:p>omp</text:p>
          </table:table-cell>
          <table:table-cell office:value-type="string" table:style-name="ce5">
            <office:annotation draw:style-name="a33" svg:x="3.91666666666667in" svg:y="0.03125in" svg:width="1.07291666666667in" svg:height="0.71875in">
              <dc:creator/>
              <text:p><text:span text:style-name="T1">Default block mapping (static)</text:span></text:p>
            </office:annotation>
            <text:p>swap</text:p>
          </table:table-cell>
          <table:table-cell office:value-type="string" table:style-name="ce5">
            <office:annotation draw:style-name="a34" svg:x="4.69791666666667in" svg:y="0.03125in" svg:width="1.07291666666667in" svg:height="0.71875in">
              <dc:creator/>
              <text:p><text:span text:style-name="T1">Cyclic mapping (static,1)</text:span></text:p>
            </office:annotation>
            <text:p>mpi</text:p>
          </table:table-cell>
          <table:table-cell office:value-type="string" table:style-name="ce5">
            <office:annotation draw:style-name="a35" svg:x="5.47916666666667in" svg:y="0.03125in" svg:width="1.07291666666667in" svg:height="0.71875in">
              <dc:creator/>
              <text:p><text:span text:style-name="T1">Block-cyclic mapping (static,N) with N&gt;1</text:span></text:p>
            </office:annotation>
            <text:p>hibrido</text:p>
          </table:table-cell>
          <table:table-cell table:style-name="ce5">
            <office:annotation draw:style-name="a36" svg:x="6.26041666666667in" svg:y="0.03125in" svg:width="1.07291666666667in" svg:height="0.71875in">
              <dc:creator/>
              <text:p><text:span text:style-name="T1">Default dynamic mapping (dynamic)</text:span></text:p>
            </office:annotation>
          </table:table-cell>
          <table:table-cell table:style-name="ce5">
            <office:annotation draw:style-name="a37" svg:x="8.84375in" svg:y="0.03125in" svg:width="1.07291666666667in" svg:height="0.71875in">
              <dc:creator/>
              <text:p><text:span text:style-name="T1">Default guided mapping (guided)</text:span></text:p>
            </office:annotation>
          </table:table-cell>
          <table:table-cell table:style-name="ce1"/>
          <table:table-cell table:number-columns-repeated="4" table:style-name="ce11"/>
          <table:table-cell table:number-columns-repeated="16371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Workers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3" table:style-name="ce10">
            <office:annotation draw:style-name="a38" svg:x="1.5625in" svg:y="0.03125in" svg:width="1.13541666666667in" svg:height="0.822916666666667in">
              <dc:creator/>
              <text:p>Type the test case used to measure the performance</text:p>
            </office:annotation>
            <text:p>test_set_2</text:p>
          </table:table-cell>
          <table:table-cell office:value-type="string" table:style-name="ce6">
            <text:p>Duración</text:p>
          </table:table-cell>
          <table:table-cell office:value-type="float" office:value="1890.98" table:style-name="ce1">
            <text:p>1890.98</text:p>
          </table:table-cell>
          <table:table-cell office:value-type="float" office:value="1557.8" table:style-name="ce1">
            <text:p>1557.8</text:p>
          </table:table-cell>
          <table:table-cell office:value-type="float" office:value="732.46" table:style-name="ce1">
            <text:p>732.46</text:p>
          </table:table-cell>
          <table:table-cell office:value-type="float" office:value="699.72" table:style-name="ce1">
            <text:p>699.72</text:p>
          </table:table-cell>
          <table:table-cell table:number-columns-repeated="2" table:style-name="ce7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8">
            <text:p>Speedup</text:p>
          </table:table-cell>
          <table:table-cell office:value-type="float" office:value="1" table:formula="of:=[.$C$4]/[.C4]" table:style-name="ce9">
            <office:annotation draw:style-name="a39" svg:x="3.14583333333333in" svg:y="0.75in" svg:width="1.07291666666667in" svg:height="0.708333333333333in">
              <dc:creator/>
              <text:p><text:span text:style-name="T1">Type formula here to calculate the speedup relative to the serial version</text:span></text:p>
            </office:annotation>
            <text:p>1.00</text:p>
          </table:table-cell>
          <table:table-cell office:value-type="float" office:value="1.2138785466683786" table:formula="of:=[.$C$4]/[.D4]" table:style-name="ce9">
            <text:p>1.21</text:p>
          </table:table-cell>
          <table:table-cell office:value-type="float" office:value="2.5816836414275182" table:formula="of:=[.$C$4]/[.E4]" table:style-name="ce9">
            <text:p>2.58</text:p>
          </table:table-cell>
          <table:table-cell office:value-type="float" office:value="2.7024809923969588" table:formula="of:=[.$C$4]/[.F4]" table:style-name="ce9">
            <text:p>2.7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8">
            <text:p>Eficiencia</text:p>
          </table:table-cell>
          <table:table-cell office:value-type="float" office:value="0.125" table:formula="of:=[.$C$4]/([.C4]*[.C3])" table:style-name="ce9">
            <office:annotation draw:style-name="a40" svg:x="3.14583333333333in" svg:y="0.958333333333333in" svg:width="1.07291666666667in" svg:height="0.708333333333333in">
              <dc:creator/>
              <text:p><text:span text:style-name="T1">Type formula here to calculate the efficiency relative to the serial version</text:span></text:p>
            </office:annotation>
            <text:p>0.13</text:p>
          </table:table-cell>
          <table:table-cell office:value-type="float" office:value="0.15173481833354732" table:formula="of:=[.$C$4]/([.D4]*[.D3])" table:style-name="ce9">
            <text:p>0.15</text:p>
          </table:table-cell>
          <table:table-cell office:value-type="float" office:value="0.10757015172614659" table:formula="of:=[.$C$4]/([.E4]*[.E3])" table:style-name="ce9">
            <text:p>0.11</text:p>
          </table:table-cell>
          <table:table-cell office:value-type="float" office:value="0.11260337468320662" table:formula="of:=[.$C$4]/([.F4]*[.F3])" table:style-name="ce9">
            <text:p>0.11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">
            <draw:frame draw:z-index="11" draw:id="id10" draw:style-name="a30" draw:name="Gráfico 11" svg:x="0.20833in" svg:y="0.0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using two vertical axes here</text:p>
          </table:table-cell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rián Rojas</dc:creator>
    <meta:creation-date>2019-06-11T10:24:21Z</meta:creation-date>
    <dc:date>2021-07-18T19:18:55Z</dc:date>
    <meta:editing-cycles>18</meta:editing-cycles>
    <meta:editing-duration>PT46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Optimizacion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optimizaciones</text:p>
            </chart:title>
            <chart:categories table:cell-range-address="Proy02.$C$2:.$F$2"/>
          </chart:axis>
          <chart:axis chart:dimension="y" chart:name="primary-y" chart:style-name="Axs1">
            <chart:title chart:style-name="AT01">
              <text:p text:style-name="a2" text:class-names="" text:cond-style-name="">segundo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veces</text:p>
            </chart:title>
          </chart:axis>
          <chart:axis chart:dimension="x" chart:name="secondary-X" chart:style-name="Axs3">
            <chart:categories table:cell-range-address="Proy02.$C$2:.$F$2"/>
          </chart:axis>
          <chart:series chart:label-cell-address="Proy02.$B$5" chart:values-cell-range-address="Proy02.$C$5:.$F$5" chart:class="chart:line" chart:attached-axis="primary-y" chart:style-name="G0S0">
            <chart:data-point chart:repeated="4"/>
          </chart:series>
          <chart:series chart:label-cell-address="Proy02.$B$6" chart:values-cell-range-address="Proy02.$C$6:.$F$6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